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371cm" presentation:class="title" presentation:user-transformed="true">
          <draw:text-box>
            <text:p>Main Architectur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9T21:44:15.409000000</meta:creation-date>
    <meta:generator>LibreOffice/7.5.0.3$Windows_X86_64 LibreOffice_project/c21113d003cd3efa8c53188764377a8272d9d6de</meta:generator>
    <dc:date>2023-08-21T00:02:27.932000000</dc:date>
    <meta:editing-duration>PT13H38M18S</meta:editing-duration>
    <meta:editing-cycles>1</meta:editing-cycles>
    <meta:document-statistic meta:object-count="25"/>
  </office:meta>
</office:document-meta>
</file>